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7"/>
    <style:style style:name="P4" style:family="paragraph" style:parent-style-name="Standard" style:list-style-name="L9"/>
    <style:style style:name="P5" style:family="paragraph" style:parent-style-name="Standard" style:list-style-name="L10"/>
    <style:style style:name="P6" style:family="paragraph" style:parent-style-name="Standard" style:list-style-name="L11"/>
    <style:style style:name="P7" style:family="paragraph" style:parent-style-name="Standard" style:list-style-name="L12"/>
    <style:style style:name="P8" style:family="paragraph" style:parent-style-name="Standard" style:list-style-name="L13"/>
    <style:style style:name="P9" style:family="paragraph" style:parent-style-name="Standard" style:list-style-name="L14"/>
    <style:style style:name="P10" style:family="paragraph" style:parent-style-name="Standard" style:list-style-name="L15"/>
    <style:style style:name="P11" style:family="paragraph" style:parent-style-name="Standard" style:list-style-name="L13">
      <style:paragraph-properties fo:margin-left="0in" fo:margin-right="0in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Ստեղծել ծրագիր, որը պարբերաբար կստուգի համակարգչի CPU-ի, RAM-ի, HDD-ի օգտագործման <text:s/><text:span text:style-name="T1">տոկոսը</text:span><text:span text:style-name="T2">, և </text:span><text:span text:style-name="T1">նախապես սահմանված</text:span><text:span text:style-name="T2"> չափից ավելի լինելու դեպքում կուղարկի համապատասխան հաղորդագրություն նախապես տրված էլ․ հասցեին։</text:span></text:p>
      <text:list xml:id="list1981019340" text:style-name="L4">
        <text:list-item>
          <text:p text:style-name="P1"><text:span text:style-name="T2">Էլ․ հասցեն և անթույալտրելի չափերը մուտքագրել որպես արգումենտ։<text:line-break/>Օրինակ՝ <text:line-break/><text:tab/>$ source &lt;script_name&gt;.sh </text:span><text:a xlink:type="simple" xlink:href="mailto:example@email.com"><text:span text:style-name="T2">example@email.com</text:span></text:a><text:span text:style-name="T2"> 80%</text:span></text:p>
        </text:list-item>
        <text:list-item>
          <text:p text:style-name="P1"><text:span text:style-name="T2">Ցանկալի է համակարգչի պարամետրերից յուրաքանչյուրի օգտագործման թույլատրելի արժեքը սահամանել առանձին։<text:line-break/>Օրինակ՝ <text:line-break/> $ source &lt;script_name&gt;.sh </text:span><text:a xlink:type="simple" xlink:href="mailto:example@email.com"><text:span text:style-name="T2">example@email.com</text:span></text:a><text:span text:style-name="T2"> cpu=80% ram=25% hdd=60%</text:span></text:p>
        </text:list-item>
      </text:list>
      <text:p text:style-name="Standard"><text:span text:style-name="T2"/></text:p>
      <text:p text:style-name="Standard"><text:span text:style-name="T2">2. Ստեղծել ծրագիր, որը մուտքային ֆայլը կենթարկի մշակման ըստ </text:span><text:span text:style-name="T1">նախապես սահմանված 2 </text:span><text:span text:style-name="T2">սիմվոլների (delimeter)` ստեղծելով ելքային ֆայլեր առաջին delimeter-ի հիման վրա, իսկ յուրաքանչյուր ֆայլ պարունակի տողեր, որոնք ստացվում են երկրորդ delimeter-ով մշակման արդյունքում։ </text:span></text:p>
      <text:list xml:id="list1584706533" text:style-name="L7">
        <text:list-item>
          <text:p text:style-name="P3"><text:span text:style-name="T2">մուքային ֆայլի անունը և delimeter-երը պետք է տրվեն որպես արգումենտ։<text:line-break/>Օրինակ՝ <text:s text:c="2"/></text:span></text:p>
        </text:list-item>
      </text:list>
      <text:p text:style-name="Standard"><text:span text:style-name="T2"><text:tab/><text:tab/>$ source &lt;script_name&gt;.sh &lt;filename&gt; &lt;delimter1&gt; &lt;delimeter2&gt;</text:span></text:p>
      <text:p text:style-name="P2"><text:tab/>որտեղ՝</text:p>
      <text:p text:style-name="P2"><text:tab/><text:tab/>&lt;filename&gt; - մուտքային ֆայլ հետևյալ պարունակությամբ՝<text:line-break/><text:tab/><text:tab/>1,2,3,4,5<text:line-break/><text:tab/><text:tab/>a,b,c,d,e</text:p>
      <text:p text:style-name="P2"><text:tab/>&lt;delimter1&gt; - առաջին delimter-ը, օրինակ՝ “\n” (նոր տող)</text:p>
      <text:p text:style-name="P2"><text:tab/>&lt;delimeter2&gt; - երկրորդ delimter-ը, օրինակ՝ “,”<text:line-break/></text:p>
      <text:p text:style-name="Standard"><text:span text:style-name="T2"><text:tab/>Արդյունքում կստեղծվեն ֆայլեր “\n” delimeter-ի հիման վրա՝ row1, row2, որոնց պարունակությունը կլինի հետևյալը՝ </text:span></text:p>
      <text:p text:style-name="Standard"><text:span text:style-name="T1"><text:tab/>row1</text:span><text:span text:style-name="T2"><text:tab/><text:tab/></text:span><text:span text:style-name="T1">row2</text:span><text:span text:style-name="T2"><text:line-break/><text:tab/>1<text:tab/><text:tab/>a</text:span></text:p>
      <text:p text:style-name="Standard"><text:span text:style-name="T2"><text:tab/>2<text:tab/><text:tab/>b</text:span></text:p>
      <text:p text:style-name="Standard"><text:span text:style-name="T2"><text:tab/>3<text:tab/><text:tab/>c</text:span></text:p>
      <text:p text:style-name="Standard"><text:span text:style-name="T2"><text:tab/>4<text:tab/><text:tab/>d</text:span></text:p>
      <text:p text:style-name="Standard"><text:span text:style-name="T2"><text:tab/>5<text:tab/><text:tab/>e</text:span></text:p>
      <text:p text:style-name="Standard"><text:span text:style-name="T2"/></text:p>
      <text:list xml:id="list1724451897" text:style-name="L9">
        <text:list-item>
          <text:p text:style-name="P4"><text:span text:style-name="T2">ցանկալի է ունենալ հնարավորություն նախապես սահմանել արդյունքում ստացված ֆայլերում միացման սիմվոլը և արդյունքում ստացված ֆայլերի քանակը ուղարկել նախապես սահմանված էլ․ հասցեին։ Օրինակ՝</text:span></text:p>
        </text:list-item>
      </text:list>
      <text:p text:style-name="Standard"><text:span text:style-name="T2"><text:tab/><text:tab/>$ source &lt;script_name&gt;.sh &lt;filename&gt; &lt;delimter1&gt; &lt;delimeter2&gt; &lt;symbol&gt; example@email.com</text:span></text:p>
      <text:p text:style-name="P2"><text:tab/>որտեղ՝</text:p>
      <text:p text:style-name="P2"><text:tab/><text:tab/>&lt;filename&gt; - մուտքային ֆայլ հետևյալ պարունակությամբ՝<text:line-break/><text:tab/><text:tab/>1,2,3,4,5<text:line-break/><text:tab/><text:tab/>a,b,c,d,e</text:p>
      <text:p text:style-name="P2"><text:tab/>&lt;delimter1&gt; - առաջին delimter-ը, օրինակ՝ “\n” (նոր տող)</text:p>
      <text:p text:style-name="P2"><text:tab/>&lt;delimeter2&gt; - երկրորդ delimter-ը, օրինակ՝ “,”</text:p>
      <text:p text:style-name="P2"><text:tab/>&lt;symbol&gt; - միացման սիմվոլը, օրինակ՝ “|”<text:line-break/><text:soft-page-break/><text:tab/></text:p>
      <text:p text:style-name="P2"><text:tab/>Արդյունքում կստեղծվեն ֆայլեր “\n” delimeter-ի հիման վրա՝ row1, row2, որոնց պարունակությունը կլինի հետևյալը՝ </text:p>
      <text:p text:style-name="Standard"><text:span text:style-name="T2">row1<text:tab/><text:tab/>row2<text:line-break/>1|2|3|4|5<text:tab/>a|b|c|d|e</text:span></text:p>
      <text:p text:style-name="Standard"><text:span text:style-name="T2"/></text:p>
      <text:p text:style-name="Standard"><text:span text:style-name="T2">3. <text:s/>Ստեղծել ծրագիր, որը ստանում <text:s/>է մուտքային ֆայլը, ստեղծում է նոր ֆայլեր՝ հիմնվելով մուտքային ֆայլի առաջին տողի արժեքների վրա, որոնք բաժանված են միմյանցից նախապես սահմանված սիմվոլով (delimeter)։ Յուրաքանչյուր ֆայլ կպարունակի իր սյանը համապատասխան արժեքները։ </text:span></text:p>
      <text:p text:style-name="Standard"><text:span text:style-name="T2"/></text:p>
      <text:list xml:id="list264128630" text:style-name="L10">
        <text:list-item>
          <text:p text:style-name="P5"><text:span text:style-name="T2">մուքային ֆայլի անունը և delimeter-ը պետք է տրվեն որպես արգումենտ։</text:span><text:span text:style-name="T1"> </text:span><text:span text:style-name="T2">Օրինակ՝</text:span><text:span text:style-name="T1"> </text:span></text:p>
        </text:list-item>
      </text:list>
      <text:p text:style-name="Standard"><text:span text:style-name="T2"><text:tab/><text:tab/>$ source &lt;script_name&gt;.sh &lt;filename&gt; &lt;delimter&gt;</text:span></text:p>
      <text:p text:style-name="P2"><text:tab/>որտեղ՝</text:p>
      <text:p text:style-name="P2"><text:tab/><text:tab/>&lt;filename&gt; - մուտքային ֆայլ հետևյալ պարունակությամբ՝<text:line-break/><text:tab/><text:tab/>a,b,c,d,e<text:tab/><text:line-break/><text:tab/><text:tab/>1,2,3,4,5<text:line-break/><text:tab/><text:tab/>11,22,33,44,55</text:p>
      <text:p text:style-name="P2"><text:tab/>&lt;delimter&gt; - առաջին delimter-ը, օրինակ՝ “,”</text:p>
      <text:p text:style-name="P2"><text:tab/></text:p>
      <text:p text:style-name="P2"><text:tab/>Արդյունքում կստեղծվեն ֆայլեր՝ a, b, c, d, e, որոնց պարունակությունը կլինի հետևյալը՝ <text:line-break/><text:tab/><text:span text:style-name="T1">a<text:tab/><text:tab/>b<text:tab/><text:tab/>c<text:tab/><text:tab/>d<text:tab/><text:tab/>e</text:span></text:p>
      <text:p text:style-name="P2"><text:tab/>1<text:tab/><text:tab/>2<text:tab/><text:tab/>3<text:tab/><text:tab/>4<text:tab/><text:tab/>5<text:line-break/><text:tab/>11<text:tab/><text:tab/>22<text:tab/><text:tab/>33<text:tab/><text:tab/>44<text:tab/><text:tab/>55</text:p>
      <text:list xml:id="list86581245" text:style-name="L11">
        <text:list-item>
          <text:p text:style-name="P6"><text:span text:style-name="T2">Ցանկալի է արդյունքում ստացված ֆայլերի անունները ուղարկել նախապես սահմանված էլ․ հասցեին։<text:line-break/>Օրինակ՝</text:span><text:span text:style-name="T1"> </text:span></text:p>
          <text:p text:style-name="P6"><text:span text:style-name="T2"><text:tab/>$ source &lt;script_name&gt;.sh &lt;filename&gt; &lt;delimter&gt; </text:span><text:a xlink:type="simple" xlink:href="mailto:example@email.com"><text:span text:style-name="T2">example@email.com</text:span></text:a></text:p>
        </text:list-item>
      </text:list>
      <text:p text:style-name="Standard"><text:span text:style-name="T2"/></text:p>
      <text:p text:style-name="Standard"><text:span text:style-name="T2">4. Ստեղծել ծրագիր, որը ուղարկում է հաղորդագրություն <text:s/>նախապես սահմանված էլ․ հասցեին, հենց որ այդ համակարգչին փորձում են ssh լինել։</text:span></text:p>
      <text:p text:style-name="Standard"><text:span text:style-name="T2"/></text:p>
      <text:p text:style-name="Standard"><text:span text:style-name="T2">5. Ստեղծել ծրագիր, որը ստանում է արխիվ (օրինակ՝ name.tar.bz2), որը մշակման ենթարկելուց հետո ստեղծում է name.tar.bz2_&lt;timestamp&gt; անունով դիրեկտորիա հետևյալ պարունակությամբ՝</text:span></text:p>
      <text:list xml:id="list1649755481" text:style-name="L12">
        <text:list-item>
          <text:p text:style-name="P7"><text:span text:style-name="T2">արխիվի 5 մբ-ից պակաս չափ ունեցող ֆայլերը</text:span></text:p>
        </text:list-item>
        <text:list-item>
          <text:p text:style-name="P7"><text:span text:style-name="T2">արխիվի 5 մբ-ից ավել չափ ունեցող ֆայլերը առանձին-առանձին արխիվացված</text:span></text:p>
        </text:list-item>
      </text:list>
      <text:p text:style-name="Standard"><text:span text:style-name="T2">Ծրագիրը որպես արգումենտ պետք է ստանա ֆայլերի անուններ պարունակող ֆայլ։ Արխիվի այն ֆայլերը, որոնց անունը պարունակվում է այդ ֆայլում, պետք է ջնջվեն։</text:span></text:p>
      <text:p text:style-name="Standard"><text:span text:style-name="T2">Օրինակ՝<text:line-break/><text:tab/>$ source &lt;script_name&gt;.sh archiveName.tar.bz2 delete.txt</text:span></text:p>
      <text:p text:style-name="Standard"><text:span text:style-name="T2">որտեղ՝</text:span></text:p>
      <text:p text:style-name="Standard"><text:span text:style-name="T2"><text:tab/>archiveName-ի պարունակությունն <text:s/>է՝<text:line-break/><text:tab/>a(6mb)<text:line-break/></text:span><text:soft-page-break/><text:span text:style-name="T2">b(2mb)<text:line-break/>c(10mb)<text:line-break/>d(0.5mb)<text:line-break/><text:line-break/>delete.txt-ի պարունակությունն <text:s/>է՝<text:line-break/><text:tab/>d</text:span></text:p>
      <text:p text:style-name="Standard"><text:span text:style-name="T2"><text:line-break/><text:tab/>Արդյունքում կստեղծվի archiveName.tar.bz2_2014-04-14_12-41-30 դիրեկտորիան հետևյալ պարունակությամբ՝ <text:line-break/><text:tab/>a.tar.bz2<text:line-break/><text:tab/>b<text:line-break/><text:tab/>c.tar.bz2<text:line-break/><text:tab/></text:span></text:p>
      <text:list xml:id="list1276592348" text:continue-numbering="true" text:style-name="L12">
        <text:list-item>
          <text:p text:style-name="P7"><text:span text:style-name="T2">ցանկալի է վերոնշյալ 5 մբ չափը մուտքագրել որպես արգումենտ և արդյունքում ստացված դիրեկտորիայում պարունակվող ֆայլերի անուններն ուղարկել նախապես սահմանված էլ․ հասցեին։</text:span></text:p>
        </text:list-item>
      </text:list>
      <text:list xml:id="list1572931612" text:style-name="L13">
        <text:list-header>
          <text:p text:style-name="P8"><text:span text:style-name="T2"/></text:p>
          <text:p text:style-name="P11"><text:span text:style-name="T2">6. Ստեղծել Hangman խաղը։</text:span></text:p>
        </text:list-header>
      </text:list>
      <text:p text:style-name="Standard"><text:span text:style-name="T2"/></text:p>
      <text:p text:style-name="Standard"><text:span text:style-name="T2">7. Ստեղծել ծրագիր, որը կուղարկի հաղորդագրություն <text:s/>(նախապես սահմանված էլ․ փաստին) ցանցում առկա բոլոր համակարգիչների IP-ների մասին, որոնց հնարավոր է ssh լինել նախապես սահմանված օգտագործողի անունով և գաղտնաբառով։</text:span></text:p>
      <text:p text:style-name="Standard"><text:span text:style-name="T2"/></text:p>
      <text:p text:style-name="Standard"><text:span text:style-name="T2">8. Ստեղծել ծրագիր և svn սերվեր, որը կուղարկի հաղորդագրություն <text:s/>նախապես սահմանված էլ․ փոստին </text:span><text:span text:style-name="T1">բոլոր</text:span><text:span text:style-name="T2"> svn commit-ների դեպքում։</text:span></text:p>
      <text:p text:style-name="Standard"><text:span text:style-name="T2"/></text:p>
      <text:p text:style-name="Standard"><text:span text:style-name="T2">9. Ստեղծել ծրագիր, որը ստանում է 2 ֆայլ, որոնցից մեկը պարունակում է IP-ների ցուցակ, իսկ մյուսը՝ պորտերի ցուցակ։ Արդյունքում ստացվում է 2 ֆայլ։ Առաջինը պարունակում է IP:port կոմբինացիաների ցուցակը, որոնք հասանելի են, իսկ երկրորդը՝ <text:s/>IP:port կոմբինացիաների ցուցակը, որոնք հասանելի չեն։</text:span></text:p>
      <text:p text:style-name="Standard"><text:span text:style-name="T2"/></text:p>
      <text:p text:style-name="Standard"><text:span text:style-name="T2">Օրինակ՝<text:line-break/><text:tab/>$ source &lt;script_name&gt;.sh ip.txt port.txt<text:line-break/><text:tab/><text:tab/>որտեղ՝<text:line-break/>ip.txt-ն, օրինակ, պարունակում <text:s/>է հետևյալը՝ <text:line-break/><text:tab/>192.168.1.2<text:line-break/><text:tab/>192.168.1.5<text:line-break/><text:tab/>172.157.60.1<text:line-break/><text:tab/>47.51.91.100<text:line-break/>port.txt-ն, օրինակ, պարունակում է հետևյալը՝ </text:span></text:p>
      <text:p text:style-name="Standard"><text:span text:style-name="T2"><text:tab/>4444<text:line-break/><text:tab/>80<text:line-break/><text:tab/>443<text:line-break/><text:tab/>22<text:line-break/><text:tab/>8080</text:span></text:p>
      <text:p text:style-name="Standard"><text:span text:style-name="T2">Արդյունքում ստացվում է 2 ֆայլ՝ available.txt և unavailable.txt․<text:line-break/>available.txt-ն կպարունակի, օրինակ, հետևյալ տողերը՝<text:line-break/><text:line-break/></text:span><text:soft-page-break/><text:span text:style-name="T2"><text:tab/>192.168.1.2։22</text:span></text:p>
      <text:p text:style-name="Standard"><text:span text:style-name="T2"><text:tab/>192.168.1.2։4444<text:line-break/><text:tab/>192.168.1.5։80<text:line-break/><text:tab/>172.157.60.1։4444<text:line-break/><text:tab/>172.157.60.1։8080<text:line-break/></text:span></text:p>
      <text:p text:style-name="Standard"><text:span text:style-name="T2">իսկ unavailable.txt-ն կպարունակի մնացած կոմբիանցիաները։</text:span></text:p>
      <text:list xml:id="list1744207716" text:style-name="L14">
        <text:list-item>
          <text:p text:style-name="P9"><text:span text:style-name="T2">ցանկալի է available.txt ֆայլի պարունակությունը ուղարկել նախապես սահմանված էլ․ փոստի հասցեին։ </text:span></text:p>
        </text:list-item>
      </text:list>
      <text:p text:style-name="Standard"><text:span text:style-name="T2"/></text:p>
      <text:p text:style-name="Standard"><text:span text:style-name="T2">10․ Ստեղծել «Ո՞վ է ուզում դառնալ միլիոնատեր» խաղը։</text:span></text:p>
      <text:list xml:id="list2131000578" text:style-name="L15">
        <text:list-item>
          <text:p text:style-name="P10"><text:span text:style-name="T2">հարցերը փոխանցվեն ֆայլով որպես արգումենտ</text:span></text:p>
        </text:list-item>
        <text:list-item>
          <text:p text:style-name="P10"><text:span text:style-name="T2">սխալ պատասխանելու դեպքում խաղն ավարտվի</text:span></text:p>
        </text:list-item>
        <text:list-item>
          <text:p text:style-name="P10"><text:span text:style-name="T2">Ցանկալի է խաղն սկսելիս մուտքագրել խաղացողի անունը, որը հետո կներառվի վարկանիշային ցուցակում, և ամենամեծ վարկանիշ ունեցող խաղացողի անունը պատկերվի խաղի սկզբում։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4:25:16</meta:creation-date>
    <dc:date>2014-04-14T16:31:16</dc:date>
    <meta:editing-duration>PT1H52M54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4" meta:paragraph-count="60" meta:word-count="669" meta:character-count="5237" meta:non-whitespace-character-count="4510"/>
  </office:meta>
</office:document-meta>
</file>